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Lucida Sans" svg:font-family="'Lucida Sans'" style:font-family-generic="swiss"/>
    <style:font-face style:name="Segoe UI" svg:font-family="'Segoe UI'" style:font-pitch="variable"/>
    <style:font-face style:name="Tahoma1" svg:font-family="Tahoma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672cm" fo:margin-left="-0.15cm" table:align="left" style:writing-mode="lr-tb"/>
    </style:style>
    <style:style style:name="Tabela1.A" style:family="table-column">
      <style:table-column-properties style:column-width="15.672cm"/>
    </style:style>
    <style:style style:name="Tabela1.1" style:family="table-row">
      <style:table-row-properties style:min-row-height="1.323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242cm" fo:margin-left="-0.15cm" table:align="left" style:writing-mode="lr-tb"/>
    </style:style>
    <style:style style:name="Tabela2.A" style:family="table-column">
      <style:table-column-properties style:column-width="17.242cm"/>
    </style:style>
    <style:style style:name="Tabela2.1" style:family="table-row">
      <style:table-row-properties style:min-row-height="1.41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7.242cm" fo:margin-left="-0.15cm" table:align="left" style:writing-mode="lr-tb"/>
    </style:style>
    <style:style style:name="Tabela3.A" style:family="table-column">
      <style:table-column-properties style:column-width="17.242cm"/>
    </style:style>
    <style:style style:name="Tabela3.1" style:family="table-row">
      <style:table-row-properties style:min-row-height="1.418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7.242cm" fo:margin-left="-0.15cm" table:align="left" style:writing-mode="lr-tb"/>
    </style:style>
    <style:style style:name="Tabela4.A" style:family="table-column">
      <style:table-column-properties style:column-width="17.242cm"/>
    </style:style>
    <style:style style:name="Tabela4.1" style:family="table-row">
      <style:table-row-properties style:min-row-height="1.41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7.242cm" fo:margin-left="-0.15cm" table:align="left" style:writing-mode="lr-tb"/>
    </style:style>
    <style:style style:name="Tabela5.A" style:family="table-column">
      <style:table-column-properties style:column-width="17.242cm"/>
    </style:style>
    <style:style style:name="Tabela5.1" style:family="table-row">
      <style:table-row-properties style:min-row-height="1.418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7.242cm" fo:margin-left="-0.15cm" table:align="left" style:writing-mode="lr-tb"/>
    </style:style>
    <style:style style:name="Tabela6.A" style:family="table-column">
      <style:table-column-properties style:column-width="17.242cm"/>
    </style:style>
    <style:style style:name="Tabela6.1" style:family="table-row">
      <style:table-row-properties style:min-row-height="1.418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7.242cm" fo:margin-left="-0.15cm" table:align="left" style:writing-mode="lr-tb"/>
    </style:style>
    <style:style style:name="Tabela7.A" style:family="table-column">
      <style:table-column-properties style:column-width="17.242cm"/>
    </style:style>
    <style:style style:name="Tabela7.1" style:family="table-row">
      <style:table-row-properties style:min-row-height="1.418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7.242cm" fo:margin-left="-0.15cm" table:align="left" style:writing-mode="lr-tb"/>
    </style:style>
    <style:style style:name="Tabela8.A" style:family="table-column">
      <style:table-column-properties style:column-width="17.242cm"/>
    </style:style>
    <style:style style:name="Tabela8.1" style:family="table-row">
      <style:table-row-properties style:min-row-height="1.418cm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7.242cm" fo:margin-left="-0.15cm" table:align="left" style:writing-mode="lr-tb"/>
    </style:style>
    <style:style style:name="Tabela9.A" style:family="table-column">
      <style:table-column-properties style:column-width="17.242cm"/>
    </style:style>
    <style:style style:name="Tabela9.1" style:family="table-row">
      <style:table-row-properties style:min-row-height="1.418cm"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7.242cm" fo:margin-left="-0.15cm" table:align="left" style:writing-mode="lr-tb"/>
    </style:style>
    <style:style style:name="Tabela10.A" style:family="table-column">
      <style:table-column-properties style:column-width="17.242cm"/>
    </style:style>
    <style:style style:name="Tabela10.1" style:family="table-row">
      <style:table-row-properties style:min-row-height="1.418cm" fo:keep-together="auto"/>
    </style:style>
    <style:style style:name="Tabela1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7.242cm" fo:margin-left="-0.15cm" table:align="left" style:writing-mode="lr-tb"/>
    </style:style>
    <style:style style:name="Tabela11.A" style:family="table-column">
      <style:table-column-properties style:column-width="17.242cm"/>
    </style:style>
    <style:style style:name="Tabela11.1" style:family="table-row">
      <style:table-row-properties style:min-row-height="1.418cm" fo:keep-together="auto"/>
    </style:style>
    <style:style style:name="Tabela1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7.242cm" fo:margin-left="-0.15cm" table:align="left" style:writing-mode="lr-tb"/>
    </style:style>
    <style:style style:name="Tabela12.A" style:family="table-column">
      <style:table-column-properties style:column-width="17.242cm"/>
    </style:style>
    <style:style style:name="Tabela12.1" style:family="table-row">
      <style:table-row-properties style:min-row-height="1.418cm" fo:keep-together="auto"/>
    </style:style>
    <style:style style:name="Tabela1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Text_20_body">
      <style:text-properties text:display="true"/>
    </style:style>
    <style:style style:name="P2" style:family="paragraph" style:parent-style-name="Text_20_body">
      <style:paragraph-properties fo:margin-top="0.141cm" fo:margin-bottom="0.141cm" loext:contextual-spacing="false" style:snap-to-layout-grid="false"/>
    </style:style>
    <style:style style:name="P3" style:family="paragraph" style:parent-style-name="Text_20_body">
      <style:paragraph-properties fo:margin-top="0.141cm" fo:margin-bottom="0.141cm" loext:contextual-spacing="false" style:snap-to-layout-grid="false"/>
      <style:text-properties officeooo:paragraph-rsid="0001dd21"/>
    </style:style>
    <style:style style:name="P4" style:family="paragraph" style:parent-style-name="Text_20_body">
      <style:paragraph-properties fo:margin-top="0.141cm" fo:margin-bottom="0.141cm" loext:contextual-spacing="false" fo:text-align="justify" style:justify-single-word="false"/>
    </style:style>
    <style:style style:name="P5" style:family="paragraph" style:parent-style-name="Text_20_body">
      <style:paragraph-properties fo:margin-top="0.141cm" fo:margin-bottom="0.141cm" loext:contextual-spacing="false" style:snap-to-layout-grid="false"/>
      <style:text-properties officeooo:rsid="00008eb7" officeooo:paragraph-rsid="00008eb7"/>
    </style:style>
    <style:style style:name="P6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7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" fo:font-size="14pt" fo:font-weight="bold" officeooo:rsid="00008eb7" officeooo:paragraph-rsid="00008eb7" style:font-size-asian="14pt" style:font-weight-asian="bold" style:font-name-complex="Arial" style:font-size-complex="14pt"/>
    </style:style>
    <style:style style:name="P9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0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" fo:font-size="14pt" fo:font-weight="bold" officeooo:rsid="00008eb7" officeooo:paragraph-rsid="00008eb7" style:font-size-asian="14pt" style:font-weight-asian="bold" style:font-name-complex="Arial" style:font-size-complex="14pt"/>
    </style:style>
    <style:style style:name="P11" style:family="paragraph" style:parent-style-name="Livre">
      <style:paragraph-properties fo:margin-top="0.106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2" style:family="paragraph" style:parent-style-name="Heading_20_3" style:list-style-name="">
      <style:paragraph-properties fo:margin-left="0cm" fo:margin-right="0cm" fo:text-indent="0cm" style:auto-text-indent="false"/>
    </style:style>
    <style:style style:name="P13" style:family="paragraph" style:parent-style-name="Heading_20_3">
      <style:paragraph-properties fo:margin-left="1cm" fo:margin-right="0cm" fo:text-indent="-1cm" style:auto-text-indent="false"/>
    </style:style>
    <style:style style:name="P14" style:family="paragraph" style:parent-style-name="Livre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Livre">
      <style:paragraph-properties fo:margin-top="1.058cm" fo:margin-bottom="0cm" loext:contextual-spacing="false" fo:text-align="center" style:justify-single-word="false"/>
      <style:text-properties officeooo:rsid="00075a62" officeooo:paragraph-rsid="00075a62"/>
    </style:style>
    <style:style style:name="P16" style:family="paragraph">
      <style:paragraph-properties style:punctuation-wrap="simple" style:writing-mode="lr-tb"/>
    </style:style>
    <style:style style:name="P17" style:family="paragraph">
      <style:paragraph-properties fo:margin-left="0cm" fo:margin-right="0cm" fo:margin-top="0.212cm" fo:margin-bottom="0cm" fo:line-height="90%" fo:text-indent="0cm" style:text-autospace="none" style:punctuation-wrap="simple" style:writing-mode="lr-tb">
        <style:tab-stops>
          <style:tab-stop style:position="0cm"/>
          <style:tab-stop style:position="0.167cm"/>
          <style:tab-stop style:position="0.875cm"/>
          <style:tab-stop style:position="1.582cm"/>
          <style:tab-stop style:position="2.29cm"/>
          <style:tab-stop style:position="2.997cm"/>
          <style:tab-stop style:position="3.705cm"/>
          <style:tab-stop style:position="4.412cm"/>
          <style:tab-stop style:position="5.12cm"/>
          <style:tab-stop style:position="5.827cm"/>
          <style:tab-stop style:position="6.535cm"/>
          <style:tab-stop style:position="7.242cm"/>
          <style:tab-stop style:position="7.949cm"/>
          <style:tab-stop style:position="8.657cm"/>
          <style:tab-stop style:position="9.365cm"/>
          <style:tab-stop style:position="10.072cm"/>
          <style:tab-stop style:position="10.78cm"/>
          <style:tab-stop style:position="11.487cm"/>
          <style:tab-stop style:position="12.195cm"/>
          <style:tab-stop style:position="12.902cm"/>
          <style:tab-stop style:position="13.61cm"/>
        </style:tab-stops>
      </style:paragraph-properties>
    </style:style>
    <style:style style:name="P18" style:family="paragraph">
      <style:paragraph-properties fo:margin-left="0cm" fo:margin-right="0cm" fo:margin-top="0.159cm" fo:margin-bottom="0cm" fo:line-height="90%" fo:text-indent="0cm" style:text-autospace="none" style:punctuation-wrap="simple" style:writing-mode="lr-tb">
        <style:tab-stops>
          <style:tab-stop style:position="0cm"/>
          <style:tab-stop style:position="0.322cm"/>
          <style:tab-stop style:position="1.03cm"/>
          <style:tab-stop style:position="1.737cm"/>
          <style:tab-stop style:position="2.445cm"/>
          <style:tab-stop style:position="3.152cm"/>
          <style:tab-stop style:position="3.86cm"/>
          <style:tab-stop style:position="4.567cm"/>
          <style:tab-stop style:position="5.275cm"/>
          <style:tab-stop style:position="5.982cm"/>
          <style:tab-stop style:position="6.69cm"/>
          <style:tab-stop style:position="7.397cm"/>
          <style:tab-stop style:position="8.105cm"/>
          <style:tab-stop style:position="8.812cm"/>
          <style:tab-stop style:position="9.52cm"/>
          <style:tab-stop style:position="10.227cm"/>
          <style:tab-stop style:position="10.935cm"/>
          <style:tab-stop style:position="11.642cm"/>
          <style:tab-stop style:position="12.35cm"/>
          <style:tab-stop style:position="13.057cm"/>
          <style:tab-stop style:position="13.764cm"/>
        </style:tab-stops>
      </style:paragraph-properties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008eb7" style:font-size-asian="14pt" style:font-weight-asian="bold" style:font-name-complex="Arial" style:font-size-complex="14pt"/>
    </style:style>
    <style:style style:name="T3" style:family="text">
      <style:text-properties officeooo:rsid="00008eb7"/>
    </style:style>
    <style:style style:name="T4" style:family="text">
      <style:text-properties officeooo:rsid="00019e1a"/>
    </style:style>
    <style:style style:name="T5" style:family="text">
      <style:text-properties officeooo:rsid="0001dd21"/>
    </style:style>
    <style:style style:name="T6" style:family="text">
      <style:text-properties officeooo:rsid="00041e5a"/>
    </style:style>
    <style:style style:name="T7" style:family="text">
      <style:text-properties officeooo:rsid="0004323b"/>
    </style:style>
    <style:style style:name="T8" style:family="text">
      <style:text-properties officeooo:rsid="00060b7b"/>
    </style:style>
    <style:style style:name="T9" style:family="text">
      <style:text-properties style:use-window-font-color="true" style:font-name="Times New Roman" fo:font-size="10pt" fo:language="pt" fo:country="BR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Liberation Serif1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style>
    <style:style style:name="T11" style:family="text">
      <style:text-properties fo:color="#000000" style:font-name="Times New Roman" fo:font-size="10pt" fo:language="pt" fo:country="BR" style:font-name-asian="Times New Roman" style:font-size-asian="10pt" style:language-asian="ar" style:country-asian="SA" style:font-name-complex="Times New Roman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STITUTO FEDERAL CATARINENSE</text:p>
      <text:p text:style-name="P6">Curso Técnico em Informática</text:p>
      <text:p text:style-name="P6">Projeto Integrador</text:p>
      <text:p text:style-name="P6"/>
      <text:p text:style-name="P6"/>
      <text:p text:style-name="P6"/>
      <text:p text:style-name="P7"/>
      <text:p text:style-name="P8">IFDenúncias</text:p>
      <text:p text:style-name="P9"/>
      <text:p text:style-name="P9"/>
      <text:p text:style-name="P9"/>
      <text:p text:style-name="P9">Autores: <text:s/><text:span text:style-name="T3">Ana Paula Selhorst</text:span></text:p>
      <text:p text:style-name="P10">Leonardo Fransoze Soriani</text:p>
      <text:p text:style-name="P15"><text:span text:style-name="T1">Murilo Vinicius Correa <text:s/>da Rosa</text:span></text:p>
      <text:p text:style-name="P9"/>
      <text:p text:style-name="P10">Araquari</text:p>
      <text:p text:style-name="P11"/>
      <text:h text:style-name="Heading_20_2" text:outline-level="2">Descrição Geral do Produto</text:h>
      <text:h text:style-name="Heading_20_3" text:outline-level="3">Visão Geral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>Os alunos Ana Selhorst, Leonardo Soriani e <text:span text:style-name="T6">Murilo Vinicius</text:span> desejam <text:span text:style-name="T6">fornecer um site que facilite a rotina de muitos atletas. A plataforma disponibilizaria a locação de quadras onlines. Visando a dificuldade dos jogadores de conseguirem contato pratico com as quadras, não tendo assim, um bom conhecimento de localização e preços.</text:span></text:p>
            <text:p text:style-name="P5">O site funcionaria da seguinte forma: A plataforma seria dividida em duas formas. A primeira seria para os proprietários que desejassem cadastras suas quadras para locação e a segunda parte, para os usuários que desejam fazer o uso da ferramenta de locação. Ambos passariam por um formulário para cadastro, onde estará especificado qual usuário será, cadastrante ou locante.</text:p>
          </table:table-cell>
        </table:table-row>
      </table:table>
      <text:p text:style-name="Text_20_body"/>
      <text:h text:style-name="P12" text:outline-level="3"/>
      <text:h text:style-name="P12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Especificação de Requisitos</text:h>
      <text:h text:style-name="Heading_20_3" text:outline-level="3">Requisitos Funcionais</text:h>
      <text:p text:style-name="P1"><office:annotation><dc:creator>Joice Seleme mota</dc:creator><dc:date>0000-00-00T00:00:00</dc:date><loext:sender-initials>Joice Sel</loext:sender-initials><text:p text:style-name="P16"><text:span text:style-name="T9">É importante considerar no momento da redação de um requisito:</text:span></text:p><text:p text:style-name="P16"><text:span text:style-name="T9">- <text:s/>que a declaração de um requisito normalmente começa com uma frase semelhante a "O sistema deverá..."</text:span></text:p><text:p text:style-name="P16"><text:span text:style-name="T9">- <text:s/>que a qualidade importante para uma boa declaração de requisito é que possa ser verificado. "A interface com o usuário deve ser intuitiva", não pode ser objetivamente testada e, portanto, não é verificável.</text:span></text:p><text:p text:style-name="P16"><text:span text:style-name="T9">- <text:s/>que uma declaração de requisitos deve se concentrar em um ponto. A granularidade mais fina permite um rastreamento melhor ao longo do modelo.</text:span></text:p><text:p text:style-name="P16"><text:span text:style-name="T10"/></text:p><text:p text:style-name="P16"><text:span text:style-name="T9">Requisitos FUNCIONAIS descrevem uma ação que o sistema deve executar, ou seja, identificam os procedimentos que o sistema pode fazer, normalmente em resposta a entrada de dados externa.</text:span></text:p><text:p text:style-name="P16"><text:span text:style-name="T9">De maneira bem simples e objetiva, os requisitos funcionais correspondem à listagem de todas as coisas que o sistema deve fazer</text:span></text:p><text:p text:style-name="P16"><text:span text:style-name="T10"/></text:p><text:p text:style-name="P16"><text:span text:style-name="T10"/></text:p><text:p text:style-name="P16"><text:span text:style-name="T10"/></text:p></office:annotation></text:p>
      <text:p text:style-name="Text_20_body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">RF01. O sistema deverá permitir <text:span text:style-name="T4">que o usuário se cadastre.</text:span>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">RF02. O sistema deverá permitir <text:span text:style-name="T7">o cadastro de quadras.</text:span> </text:p>
          </table:table-cell>
        </table:table-row>
      </table:table>
      <text:p text:style-name="Text_20_body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">RF03. O sistema deve<text:span text:style-name="T7">rá</text:span> permitir que o <text:span text:style-name="T5">usuário escolha uma quadra que poderá alugar.</text:span>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">RF04. O sistema deverá permitir que o <text:span text:style-name="T8">proprietário da quadra registre em que horário e que dia a quadra estará disponível. <text:s/></text:span></text:p>
          </table:table-cell>
        </table:table-row>
      </table:table>
      <text:p text:style-name="Standard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">RF05. O sistema deverá permitir <text:span text:style-name="T5">que o usuário consiga reservar alguma quadra que esteja livre.</text:span></text:p>
          </table:table-cell>
        </table:table-row>
      </table:table>
      <text:p text:style-name="Text_20_body"/>
      <text:h text:style-name="P13" text:outline-level="3">Requisitos Não <office:annotation office:name="__Annotation__0_1343821521"><dc:creator>Joice Mota</dc:creator><dc:date>2019-02-19T11:18:00</dc:date><loext:sender-initials>JM</loext:sender-initials><text:p text:style-name="P17"><text:span text:style-name="T11">Requisitos não funcionais descrevem características referentes a melhorais da qualidade do sistema em relação a:desempenho, facilidade de uso, manutenção, segurança entre outros</text:span></text:p><text:p text:style-name="P18"><text:span text:style-name="T10"/></text:p><text:p text:style-name="P16"><text:span text:style-name="T10"/></text:p></office:annotation>Funcionais<office:annotation-end office:name="__Annotation__0_1343821521"/></text:h>
      <text:p text:style-name="Text_20_body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">RNF01. O sistema deve ser compatível com <text:span text:style-name="T5">aparelhos móveis e computadores que tenham acesso a internet.</text:span>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2">RNF02. <text:span text:style-name="T5">O sistema deverá conter uma caixa de segurança prática para completar a denuncia.</text:span></text:p>
            <text:p text:style-name="P4"/>
          </table:table-cell>
        </table:table-row>
      </table:table>
      <text:p text:style-name="Text_20_body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">RNF03. <text:span text:style-name="T5">O formulário deverá ser exibido em somente uma única página.</text:span></text:p>
          </table:table-cell>
        </table:table-row>
      </table:table>
      <text:p text:style-name="Text_20_body"><text:soft-page-break/></text:p>
      <text:h text:style-name="Heading_20_3" text:outline-level="3">Regras de Negócio</text:h>
      <text:p text:style-name="P1"><office:annotation><dc:creator>Joice Seleme mota</dc:creator><dc:date>0000-00-00T00:00:00</dc:date><loext:sender-initials>Joice Sel</loext:sender-initials><text:p text:style-name="P16"><text:span text:style-name="T9">Regras de Negócio são políticas, condições ou restrições que devem ser consideradas na execução dos processos existentes em uma organização.</text:span></text:p></office:annotation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">RN01. Só poderão <text:span text:style-name="T5">pessoas que frequentam o campus, em geral, funcionários e estudantes.</text:span></text:p>
          </table:table-cell>
        </table:table-row>
      </table:table>
      <text:p text:style-name="Text_20_body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">RN02. <text:span text:style-name="T5">As respostas dos formulários devem ser especificas e detalhadas.</text:span></text:p>
          </table:table-cell>
        </table:table-row>
      </table:table>
      <text:p text:style-name="Text_20_body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2">RN03. <text:span text:style-name="T5">O sistema deverá manter total sigilo sobre o usuário.</text:span></text:p>
          </table:table-cell>
        </table:table-row>
      </table:table>
      <text:p text:style-name="Text_20_body"/>
      <text:p text:style-name="Text_20_body"/>
      <text:h text:style-name="Heading_20_2" text:outline-level="2">Modelagem do Sistema</text:h>
      <text:p text:style-name="Text_20_body"/>
      <text:h text:style-name="Heading_20_3" text:outline-level="3">Diagrama de Casos de Uso</text:h>
      <text:p text:style-name="Text_20_body"/>
      <text:h text:style-name="Heading_20_3" text:outline-level="3">Diagrama de Classes </text:h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Lucida Sans" svg:font-family="'Lucida Sans'" style:font-family-generic="swiss"/>
    <style:font-face style:name="Segoe UI" svg:font-family="'Segoe UI'" style:font-pitch="variable"/>
    <style:font-face style:name="Tahoma1" svg:font-family="Tahoma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break-before="pag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Text_20_body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Texto_20_de_20_comentário1" style:display-name="Texto de comentário1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  <style:text-properties fo:font-size="9pt" style:font-size-asian="9pt"/>
    </style:style>
    <style:style style:name="Lista_20_21" style:display-name="Lista 21" style:family="paragraph" style:parent-style-name="List">
      <style:paragraph-properties fo:margin-left="1.905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Lista_20_31" style:display-name="Lista 31" style:family="paragraph" style:parent-style-name="List">
      <style:paragraph-properties fo:margin-left="2.54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Com_20_marcadores1" style:display-name="Com marcadores1" style:family="paragraph" style:parent-style-name="List" style:list-style-name="WW8Num3">
      <style:paragraph-properties fo:margin-top="0.141cm" fo:margin-bottom="0.282cm" loext:contextual-spacing="false"/>
    </style:style>
    <style:style style:name="Com_20_marcadores_20_21" style:display-name="Com marcadores 21" style:family="paragraph" style:parent-style-name="Com_20_marcadores1">
      <style:paragraph-properties fo:margin-left="1.905cm" fo:margin-right="0cm" fo:text-indent="-0.635cm" style:auto-text-indent="false"/>
    </style:style>
    <style:style style:name="Com_20_marcadores_20_31" style:display-name="Com marcadores 31" style:family="paragraph" style:parent-style-name="Com_20_marcadores1">
      <style:paragraph-properties fo:margin-left="2.54cm" fo:margin-right="0cm" fo:text-indent="-0.635cm" style:auto-text-indent="false"/>
    </style:style>
    <style:style style:name="Lista_20_de_20_continuação1" style:display-name="Lista de continuação1" style:family="paragraph" style:parent-style-name="List" style:list-style-name="WW8Num4">
      <style:paragraph-properties fo:margin-top="0.141cm" fo:margin-bottom="0.282cm" loext:contextual-spacing="false"/>
    </style:style>
    <style:style style:name="Lista_20_de_20_continuação_20_21" style:display-name="Lista de continuação 21" style:family="paragraph" style:parent-style-name="Lista_20_de_20_continuação1">
      <style:paragraph-properties fo:margin-left="1.905cm" fo:margin-right="0cm" fo:text-indent="-0.635cm" style:auto-text-indent="false"/>
    </style:style>
    <style:style style:name="Lista_20_de_20_continuação_20_31" style:display-name="Lista de continuação 31" style:family="paragraph" style:parent-style-name="Lista_20_de_20_continuação1">
      <style:paragraph-properties fo:margin-left="2.54cm" fo:margin-right="0cm" fo:text-indent="-0.635cm" style:auto-text-indent="false"/>
    </style:style>
    <style:style style:name="Numerada1" style:family="paragraph" style:parent-style-name="List" style:list-style-name="WW8Num2">
      <style:paragraph-properties fo:margin-top="0.141cm" fo:margin-bottom="0.282cm" loext:contextual-spacing="false"/>
    </style:style>
    <style:style style:name="Numerada_20_21" style:display-name="Numerada 21" style:family="paragraph" style:parent-style-name="Numerada1" style:list-style-name="WW8Num2"/>
    <style:style style:name="Numerada_20_31" style:display-name="Numerada 31" style:family="paragraph" style:parent-style-name="Numerada1" style:list-style-name="WW8Num2"/>
    <style:style style:name="Texto_20_de_20_macro1" style:display-name="Texto de macro1" style:family="paragraph" style:parent-style-name="Text_20_body">
      <style:paragraph-properties fo:margin-top="0.141cm" fo:margin-bottom="0.212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ubtitle" style:family="paragraph" style:parent-style-name="Heading" style:next-style-name="Text_20_body" style:class="chapter">
      <style:paragraph-properties fo:margin-top="0.847cm" fo:margin-bottom="0.847cm" loext:contextual-spacing="false"/>
      <style:text-properties fo:font-size="14pt" fo:font-style="italic" fo:font-weight="normal" style:font-size-asian="14pt" style:font-style-asian="italic" style:font-weight-asian="normal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Recuo_20_normal1" style:display-name="Recuo normal1" style:family="paragraph" style:parent-style-name="Standard">
      <style:paragraph-properties fo:margin-left="1.905cm" fo:margin-right="0cm" fo:text-indent="0cm" style:auto-text-indent="false"/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Data1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none" fo:country="none" style:font-name-complex="Courier New" style:font-family-complex="'Courier New'" style:font-family-generic-complex="modern"/>
    </style:style>
    <style:style style:name="Illustration" style:family="paragraph" style:parent-style-name="Text_20_body" style:next-style-name="Legenda1" style:class="extra">
      <style:paragraph-properties fo:text-align="center" style:justify-single-word="false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sumário" style:family="paragraph" style:parent-style-name="Heading_20_1" style:default-outline-level="" style:list-style-name="">
      <style:paragraph-properties fo:margin-left="0.501cm" fo:margin-right="0cm" fo:margin-top="0.423cm" fo:margin-bottom="0.212cm" loext:contextual-spacing="false" fo:text-align="start" style:justify-single-word="false" fo:text-indent="0.011cm" style:auto-text-indent="false" fo:break-before="auto" fo:break-after="auto">
        <style:tab-stops>
          <style:tab-stop style:position="1.644cm"/>
        </style:tab-stops>
      </style:paragraph-properties>
      <style:text-properties fo:font-size="14pt" fo:font-style="italic" style:font-size-asian="14pt" style:font-style-asian="italic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3.034cm"/>
          <style:tab-stop style:position="17.3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center" style:justify-single-word="false"/>
      <style:text-properties fo:color="#c0c0c0" fo:font-size="48pt" style:font-size-asian="48pt"/>
    </style:style>
    <style:style style:name="Interface_20_1" style:display-name="Interface 1" style:family="paragraph" style:parent-style-name="Text_20_body">
      <style:paragraph-properties fo:margin-top="0.141cm" fo:margin-bottom="0cm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Código-exemplo" style:family="paragraph" style:parent-style-name="Código">
      <style:paragraph-properties fo:margin-top="0cm" fo:margin-bottom="0cm" loext:contextual-spacing="false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1" style:display-name="Numerada 41" style:family="paragraph" style:parent-style-name="Numerada1" style:list-style-name="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2.54cm"/>
          <style:tab-stop style:position="7.493cm"/>
        </style:tab-stops>
      </style:paragraph-properties>
    </style:style>
    <style:style style:name="Numerada_20_51" style:display-name="Numerada 51" style:family="paragraph" style:parent-style-name="Numerada1" style:list-style-name="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2.54cm"/>
          <style:tab-stop style:position="9.652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western" style:family="paragraph" style:parent-style-name="Standard">
      <style:paragraph-properties fo:margin-top="0.139cm" fo:margin-bottom="0.139cm" loext:contextual-spacing="false" fo:text-align="justify" style:justify-single-word="false"/>
      <style:text-properties style:font-name="Arial Unicode MS" fo:font-family="'Arial Unicode MS'" style:font-family-generic="swiss" style:font-pitch="variable" fo:font-size="11pt" fo:language="en" fo:country="U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tabela-western" style:family="paragraph" style:parent-style-name="Standard">
      <style:paragraph-properties fo:margin-top="0.071cm" fo:margin-bottom="0.071cm" loext:contextual-spacing="false" fo:keep-with-next="always"/>
      <style:text-properties style:font-name="Arial Unicode MS" fo:font-family="'Arial Unicode MS'" style:font-family-generic="swiss" style:font-pitch="variable" fo:font-size="11pt" fo:language="en" fo:country="U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trada_20_de_20_índice_20_10" style:display-name="Entrada de índice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o_20_de_20_comentário" style:display-name="Texto de comentário" style:family="paragraph" style:parent-style-name="Standard"/>
    <style:style style:name="Padrão_7e_LT_7e_Gliederung_20_1" style:display-name="Padrão~LT~Gliederung 1" style:family="paragraph">
      <style:paragraph-properties fo:margin-left="0.953cm" fo:margin-right="0cm" fo:margin-top="0.212cm" fo:margin-bottom="0cm" loext:contextual-spacing="false" fo:orphans="2" fo:widows="2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S Gothic" fo:font-family="'MS Gothic', 'ＭＳ ゴシック'" style:font-family-generic="modern" fo:font-size="24pt" fo:language="pt" fo:country="BR" style:font-name-asian="MS Gothic" style:font-family-asian="'MS Gothic', 'ＭＳ ゴシック'" style:font-family-generic-asian="modern" style:font-size-asian="24pt" style:language-asian="zh" style:country-asian="CN" style:font-name-complex="MS Gothic" style:font-family-complex="'MS Gothic', 'ＭＳ ゴシック'" style:font-family-generic-complex="modern" style:font-size-complex="24pt" style:language-complex="ar" style:country-complex="SA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left="2.064cm" fo:margin-right="0cm" fo:margin-top="0.176cm" fo:margin-bottom="0cm" loext:contextual-spacing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font-size="20pt" style:font-size-asian="20pt" style:font-size-complex="20pt"/>
    </style:style>
    <style:style style:name="Padrão_7e_LT_7e_Gliederung_20_3" style:display-name="Padrão~LT~Gliederung 3" style:family="paragraph" style:parent-style-name="Padrão_7e_LT_7e_Gliederung_20_2">
      <style:paragraph-properties fo:margin-left="3.175cm" fo:margin-right="0cm" fo:margin-top="0.159cm" fo:margin-bottom="0cm" loext:contextual-spacing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Ref._20_de_20_comentário1" style:display-name="Ref. de comentário1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z2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outline-level-style>
      <text:outline-level-style text:level="4" text:style-name="WW8Num1z3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outline-level-style>
      <text:outline-level-style text:level="5" text:style-name="WW8Num1z4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outline-level-style>
      <text:outline-level-style text:level="6" text:style-name="WW8Num1z5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outline-level-style>
      <text:outline-level-style text:level="7" text:style-name="WW8Num1z6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outline-level-style>
      <text:outline-level-style text:level="8" text:style-name="WW8Num1z7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outline-level-style>
      <text:outline-level-style text:level="9" text:style-name="WW8Num1z8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1z3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1z4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1z5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1z6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1z7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1z8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.251cm" fo:margin-left="3cm" fo:margin-right="1.9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07cm" fo:margin-left="0cm" fo:margin-right="0cm" fo:margin-bottom="0.309cm" style:dynamic-spacing="true"/>
      </style:header-style>
      <style:footer-style>
        <style:header-footer-properties fo:min-height="0.407cm" fo:margin-left="0cm" fo:margin-right="0cm" fo:margin-top="0.30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ção de Desenho de Software</dc:title>
    <dc:subject>Praxis 2.0</dc:subject>
    <meta:initial-creator>brainbr</meta:initial-creator>
    <meta:creation-date>2019-02-19T11:30:00</meta:creation-date>
    <dc:date>2020-02-17T16:26:26.158408107</dc:date>
    <meta:print-date>1999-11-22T14:20:00</meta:print-date>
    <meta:editing-cycles>13</meta:editing-cycles>
    <meta:editing-duration>PT17M46S</meta:editing-duration>
    <meta:generator>LibreOffice/6.0.7.3$Linux_X86_64 LibreOffice_project/00m0$Build-3</meta:generator>
    <meta:document-statistic meta:table-count="12" meta:image-count="0" meta:object-count="0" meta:page-count="5" meta:paragraph-count="32" meta:word-count="311" meta:character-count="1979" meta:non-whitespace-character-count="1701"/>
  </office:meta>
</office:document-meta>
</file>